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right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5cm" draw:marker-start-width="0.275cm" draw:marker-end="Rounded_20_short_20_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left" draw:textarea-vertical-align="middle"/>
    </style:style>
    <style:style style:name="gr7" style:family="graphic" style:parent-style-name="standard">
      <style:graphic-properties draw:fill="solid" draw:fill-color="#cee5ff" draw:textarea-horizontal-align="center" draw:textarea-vertical-align="middle"/>
    </style:style>
    <style:style style:name="gr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>
      <style:paragraph-properties>
        <style:tab-stops>
          <style:tab-stop style:position="2.088cm"/>
        </style:tab-stops>
      </style:paragraph-properties>
    </style:style>
    <style:style style:name="P9" style:family="paragraph">
      <style:paragraph-properties>
        <style:tab-stops>
          <style:tab-stop style:position="2.088cm"/>
        </style:tab-stops>
      </style:paragraph-properties>
      <style:text-properties fo:font-size="10pt" style:text-underline-style="none" style:font-size-asian="10pt" style:font-size-complex="10pt"/>
    </style:style>
    <style:style style:name="P10" style:family="paragraph">
      <style:paragraph-properties>
        <style:tab-stops>
          <style:tab-stop style:position="2.009cm"/>
        </style:tab-stops>
      </style:paragraph-properties>
    </style:style>
    <style:style style:name="P11" style:family="paragraph">
      <style:paragraph-properties>
        <style:tab-stops>
          <style:tab-stop style:position="2.009cm"/>
        </style:tab-stops>
      </style:paragraph-properties>
      <style:text-properties fo:font-size="10pt" style:text-underline-style="none" style:font-size-asian="10pt" style:font-size-complex="10pt"/>
    </style:style>
    <style:style style:name="P12" style:family="paragraph">
      <style:paragraph-properties>
        <style:tab-stops>
          <style:tab-stop style:position="2.824cm"/>
        </style:tab-stops>
      </style:paragraph-properties>
    </style:style>
    <style:style style:name="P13" style:family="paragraph">
      <style:paragraph-properties>
        <style:tab-stops>
          <style:tab-stop style:position="2.824cm"/>
        </style:tab-stops>
      </style:paragraph-properties>
      <style:text-properties fo:font-size="10pt" style:text-underline-style="none" style:font-size-asian="10pt" style:font-size-complex="10pt"/>
    </style:style>
    <style:style style:name="P14" style:family="paragraph">
      <style:paragraph-properties>
        <style:tab-stops>
          <style:tab-stop style:position="2.685cm"/>
        </style:tab-stops>
      </style:paragraph-properties>
    </style:style>
    <style:style style:name="P15" style:family="paragraph">
      <style:paragraph-properties>
        <style:tab-stops>
          <style:tab-stop style:position="2.685cm"/>
        </style:tab-stops>
      </style:paragraph-properties>
      <style:text-properties fo:font-size="10pt" style:text-underline-style="non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001cm" svg:height="5.714cm" svg:x="3.285cm" svg:y="8.857cm">
          <text:p/>
        </draw:rect>
        <draw:frame draw:style-name="gr2" draw:text-style-name="P2" draw:layer="layout" svg:width="2.678cm" svg:height="0.645cm" svg:x="3.428cm" svg:y="9cm">
          <draw:text-box>
            <text:p><text:span text:style-name="T1">AHB2Socwire</text:span></text:p>
          </draw:text-box>
        </draw:frame>
        <draw:rect draw:style-name="gr3" draw:text-style-name="P4" draw:layer="layout" svg:width="8.285cm" svg:height="0.857cm" svg:x="8.572cm" svg:y="9.999cm">
          <text:p text:style-name="P3"><text:span text:style-name="T1">socw_socket&lt;32&gt; <text:s/>socwire</text:span></text:p>
        </draw:rect>
        <draw:rect draw:style-name="gr3" draw:text-style-name="P4" draw:layer="layout" svg:width="8.285cm" svg:height="0.857cm" svg:x="8.572cm" svg:y="11.142cm">
          <text:p text:style-name="P3"><text:span text:style-name="T1">amba_master_socket&lt;32&gt; ahb</text:span></text:p>
        </draw:rect>
        <draw:rect draw:style-name="gr3" draw:text-style-name="P4" draw:layer="layout" svg:width="8.285cm" svg:height="0.857cm" svg:x="8.572cm" svg:y="12.284cm">
          <text:p text:style-name="P3"><text:span text:style-name="T1">greenreg_socket&lt;amba_slave&lt;32&gt;&gt; apb</text:span></text:p>
        </draw:rect>
        <draw:rect draw:style-name="gr3" draw:text-style-name="P4" draw:layer="layout" svg:width="8.285cm" svg:height="0.857cm" svg:x="8.571cm" svg:y="13.428cm">
          <text:p text:style-name="P3"><text:span text:style-name="T1">signal_module::signal&lt;bool&gt;::selector irq</text:span></text:p>
        </draw:rect>
        <draw:rect draw:style-name="gr4" draw:text-style-name="P4" draw:layer="layout" svg:width="2.715cm" svg:height="0.857cm" svg:x="8.142cm" svg:y="7cm">
          <text:p text:style-name="P3"><text:span text:style-name="T1">gr_device</text:span></text:p>
        </draw:rect>
        <draw:rect draw:style-name="gr4" draw:text-style-name="P4" draw:layer="layout" svg:width="2.715cm" svg:height="0.857cm" svg:x="11cm" svg:y="7cm">
          <text:p text:style-name="P3"><text:span text:style-name="T1">AHBDevice</text:span></text:p>
        </draw:rect>
        <draw:rect draw:style-name="gr4" draw:text-style-name="P4" draw:layer="layout" svg:width="2.714cm" svg:height="0.857cm" svg:x="5.286cm" svg:y="7cm">
          <text:p text:style-name="P3"><text:span text:style-name="T1">APBDevice</text:span></text:p>
        </draw:rect>
        <draw:rect draw:style-name="gr4" draw:text-style-name="P4" draw:layer="layout" svg:width="2.714cm" svg:height="0.857cm" svg:x="2.428cm" svg:y="7cm">
          <text:p text:style-name="P3"><text:span text:style-name="T1">CLKDevice</text:span></text:p>
        </draw:rect>
        <draw:rect draw:style-name="gr4" draw:text-style-name="P4" draw:layer="layout" svg:width="4.858cm" svg:height="0.857cm" svg:x="13.856cm" svg:y="7cm">
          <text:p text:style-name="P3"><text:span text:style-name="T1">signalkit::signal_module</text:span></text:p>
        </draw:rect>
        <draw:line draw:style-name="gr5" draw:text-style-name="P1" draw:layer="layout" svg:x1="3.857cm" svg:y1="8.857cm" svg:x2="3.857cm" svg:y2="7.857cm">
          <text:p/>
        </draw:line>
        <draw:line draw:style-name="gr5" draw:text-style-name="P1" draw:layer="layout" svg:x1="6.571cm" svg:y1="8.857cm" svg:x2="6.571cm" svg:y2="7.857cm">
          <text:p/>
        </draw:line>
        <draw:line draw:style-name="gr5" draw:text-style-name="P1" draw:layer="layout" svg:x1="9.428cm" svg:y1="8.857cm" svg:x2="9.428cm" svg:y2="7.857cm">
          <text:p/>
        </draw:line>
        <draw:line draw:style-name="gr5" draw:text-style-name="P1" draw:layer="layout" svg:x1="12.285cm" svg:y1="8.857cm" svg:x2="12.285cm" svg:y2="7.857cm">
          <text:p/>
        </draw:line>
        <draw:line draw:style-name="gr5" draw:text-style-name="P1" draw:layer="layout" svg:x1="15.857cm" svg:y1="8.857cm" svg:x2="15.857cm" svg:y2="7.857cm">
          <text:p/>
        </draw:line>
        <draw:frame draw:style-name="gr2" draw:layer="layout" svg:width="6.323cm" svg:height="0.962cm" svg:x="1.857cm" svg:y="1.571cm">
          <draw:text-box>
            <text:p>SoCWire_Class.wmf</text:p>
          </draw:text-box>
        </draw:frame>
        <draw:rect draw:style-name="gr6" draw:text-style-name="P6" draw:layer="layout" svg:width="4.285cm" svg:height="0.571cm" svg:x="2.714cm" svg:y="12.857cm">
          <text:p text:style-name="P5"><text:span text:style-name="T1">signal&lt;bool&gt;::in rst</text:span></text:p>
        </draw:rect>
        <draw:rect draw:style-name="gr6" draw:text-style-name="P4" draw:layer="layout" svg:width="4.286cm" svg:height="0.571cm" svg:x="2.714cm" svg:y="13.714cm">
          <text:p text:style-name="P3"><text:span text:style-name="T1">signal&lt;sc_time&gt;::in clk</text:span></text:p>
        </draw:rect>
      </draw:page>
      <draw:page draw:name="page2" draw:style-name="dp1" draw:master-page-name="Standard">
        <draw:rect draw:style-name="gr1" draw:text-style-name="P1" draw:layer="layout" svg:width="7cm" svg:height="5.286cm" svg:x="2.857cm" svg:y="8.714cm">
          <text:p/>
        </draw:rect>
        <draw:frame draw:style-name="gr2" draw:text-style-name="P7" draw:layer="layout" svg:width="3.673cm" svg:height="0.645cm" svg:x="2.9cm" svg:y="8.857cm">
          <draw:text-box>
            <text:p><text:span text:style-name="T2">DUT : AHB2Socwire</text:span></text:p>
          </draw:text-box>
        </draw:frame>
        <draw:rect draw:style-name="gr3" draw:text-style-name="P4" draw:id="id7" draw:layer="layout" svg:width="2.286cm" svg:height="0.571cm" svg:x="7.858cm" svg:y="10.857cm">
          <text:p text:style-name="P3"><text:span text:style-name="T1">socwire</text:span></text:p>
        </draw:rect>
        <draw:rect draw:style-name="gr3" draw:text-style-name="P4" draw:id="id3" draw:layer="layout" svg:width="2.286cm" svg:height="0.572cm" svg:x="7.857cm" svg:y="13.142cm">
          <text:p text:style-name="P3"><text:span text:style-name="T1">ahb</text:span></text:p>
        </draw:rect>
        <draw:rect draw:style-name="gr3" draw:text-style-name="P4" draw:id="id9" draw:layer="layout" svg:width="2.286cm" svg:height="0.572cm" svg:x="7.858cm" svg:y="11.999cm">
          <text:p text:style-name="P3"><text:span text:style-name="T1">apb</text:span></text:p>
        </draw:rect>
        <draw:rect draw:style-name="gr3" draw:text-style-name="P4" draw:id="id5" draw:layer="layout" svg:width="2.286cm" svg:height="0.571cm" svg:x="7.859cm" svg:y="9.714cm">
          <text:p text:style-name="P3"><text:span text:style-name="T1">irq</text:span></text:p>
        </draw:rect>
        <draw:rect draw:style-name="gr7" draw:text-style-name="P1" draw:layer="layout" svg:width="5.428cm" svg:height="4.428cm" svg:x="4.429cm" svg:y="3.714cm">
          <text:p/>
        </draw:rect>
        <draw:frame draw:style-name="gr2" draw:text-style-name="P7" draw:layer="layout" svg:width="2.695cm" svg:height="0.645cm" svg:x="4.587cm" svg:y="3.857cm">
          <draw:text-box>
            <text:p><text:span text:style-name="T2">tb : Testbench</text:span></text:p>
          </draw:text-box>
        </draw:frame>
        <draw:rect draw:style-name="gr3" draw:text-style-name="P4" draw:id="id8" draw:layer="layout" svg:width="2.286cm" svg:height="0.571cm" svg:x="7.856cm" svg:y="6.428cm">
          <text:p text:style-name="P3"><text:span text:style-name="T1">socwire</text:span></text:p>
        </draw:rect>
        <draw:rect draw:style-name="gr3" draw:text-style-name="P4" draw:layer="layout" svg:width="2.286cm" svg:height="0.571cm" svg:x="7.857cm" svg:y="4.714cm">
          <text:p text:style-name="P3"><text:span text:style-name="T1">ahb</text:span></text:p>
        </draw:rect>
        <draw:rect draw:style-name="gr3" draw:text-style-name="P4" draw:id="id10" draw:layer="layout" svg:width="2.286cm" svg:height="0.571cm" svg:x="7.857cm" svg:y="5.571cm">
          <text:p text:style-name="P3"><text:span text:style-name="T1">apb</text:span></text:p>
        </draw:rect>
        <draw:rect draw:style-name="gr3" draw:text-style-name="P4" draw:id="id6" draw:layer="layout" svg:width="2.286cm" svg:height="0.571cm" svg:x="7.857cm" svg:y="7.285cm">
          <text:p text:style-name="P3"><text:span text:style-name="T1">irq</text:span></text:p>
        </draw:rect>
        <draw:rect draw:style-name="gr7" draw:text-style-name="P1" draw:layer="layout" svg:width="3.285cm" svg:height="2.857cm" svg:x="14.572cm" svg:y="3.714cm">
          <text:p/>
        </draw:rect>
        <draw:frame draw:style-name="gr2" draw:text-style-name="P7" draw:layer="layout" svg:width="3.11cm" svg:height="0.645cm" svg:x="14.657cm" svg:y="3.857cm">
          <draw:text-box>
            <text:p><text:span text:style-name="T2">ahbctrl : AHBCtrl</text:span></text:p>
          </draw:text-box>
        </draw:frame>
        <draw:rect draw:style-name="gr6" draw:text-style-name="P6" draw:id="id1" draw:layer="layout" svg:width="2.286cm" svg:height="0.571cm" svg:x="14.285cm" svg:y="5.714cm">
          <text:p text:style-name="P5"><text:span text:style-name="T1">ahbOUT</text:span></text:p>
        </draw:rect>
        <draw:rect draw:style-name="gr6" draw:text-style-name="P4" draw:id="id4" draw:layer="layout" svg:width="2.286cm" svg:height="0.571cm" svg:x="14.285cm" svg:y="4.857cm">
          <text:p text:style-name="P3"><text:span text:style-name="T1">ahbIN</text:span></text:p>
        </draw:rect>
        <draw:rect draw:style-name="gr7" draw:text-style-name="P1" draw:layer="layout" svg:width="7.286cm" svg:height="6.714cm" svg:x="11.976cm" svg:y="7.714cm">
          <text:p/>
        </draw:rect>
        <draw:frame draw:style-name="gr2" draw:text-style-name="P7" draw:layer="layout" svg:width="3.66cm" svg:height="0.645cm" svg:x="12.119cm" svg:y="7.858cm">
          <draw:text-box>
            <text:p><text:span text:style-name="T2">ahbmem : AHBMem</text:span></text:p>
          </draw:text-box>
        </draw:frame>
        <draw:rect draw:style-name="gr3" draw:text-style-name="P4" draw:id="id2" draw:layer="layout" svg:width="1.286cm" svg:height="0.857cm" svg:x="16.714cm" svg:y="7.285cm">
          <text:p text:style-name="P3"><text:span text:style-name="T1">ahb</text:span></text:p>
        </draw:rect>
        <draw:frame draw:style-name="gr2" draw:text-style-name="P9" draw:layer="layout" svg:width="3.75cm" svg:height="1.827cm" svg:x="13.219cm" svg:y="8.471cm">
          <draw:text-box>
            <text:p text:style-name="P8"><text:span text:style-name="T3">Constructor</text:span></text:p>
            <text:p text:style-name="P8"><text:span text:style-name="T3"><text:s text:c="2"/></text:span><text:span text:style-name="T3">haddr:</text:span><text:span text:style-name="T3"><text:tab/></text:span><text:span text:style-name="T3">0x0000</text:span></text:p>
            <text:p text:style-name="P8"><text:span text:style-name="T3"><text:s text:c="2"/></text:span><text:span text:style-name="T3">hmask:</text:span><text:span text:style-name="T3"><text:tab/></text:span><text:span text:style-name="T3">0x0800</text:span></text:p>
            <text:p text:style-name="P8"><text:span text:style-name="T3"><text:s text:c="2"/></text:span><text:span text:style-name="T3">slave_id:</text:span><text:span text:style-name="T3"><text:tab/></text:span><text:span text:style-name="T3">0</text:span></text:p>
          </draw:text-box>
        </draw:frame>
        <draw:frame draw:style-name="gr2" draw:text-style-name="P11" draw:layer="layout" svg:width="7.024cm" svg:height="3.009cm" svg:x="12.261cm" svg:y="11.382cm">
          <draw:text-box>
            <text:p text:style-name="P10"><text:span text:style-name="T3">Memory content:</text:span></text:p>
            <text:p text:style-name="P10"><text:span text:style-name="T3"><text:s text:c="2"/></text:span><text:span text:style-name="T3">rx_tr: </text:span><text:span text:style-name="T3"><text:tab/></text:span><text:span text:style-name="T3">0x00001000</text:span></text:p>
            <text:p text:style-name="P10"><text:span text:style-name="T3"><text:s text:c="2"/></text:span><text:span text:style-name="T3">tx_tr:</text:span><text:span text:style-name="T3"><text:tab/></text:span><text:span text:style-name="T3">0x00002000</text:span></text:p>
            <text:p text:style-name="P10"><text:span text:style-name="T3"><text:s text:c="2"/></text:span><text:span text:style-name="T3">data_tx:</text:span><text:span text:style-name="T3"><text:tab/></text:span><text:span text:style-name="T3">0x00200000 (8 to 8256 byte)</text:span></text:p>
            <text:p text:style-name="P10"><text:span text:style-name="T3"><text:s text:c="2"/></text:span><text:span text:style-name="T3">data_rx:</text:span><text:span text:style-name="T3"><text:tab/></text:span><text:span text:style-name="T3">0x00300000 (8256 byte)</text:span></text:p>
            <text:p text:style-name="P10"><text:span text:style-name="T3"><text:tab/></text:span><text:span text:style-name="T3">0x00310000 (1024 byte)</text:span></text:p>
            <text:p text:style-name="P10"><text:span text:style-name="T3"><text:tab/></text:span><text:span text:style-name="T3">0x00320000 (12 byte)</text:span></text:p>
          </draw:text-box>
        </draw:frame>
        <draw:frame draw:style-name="gr2" draw:text-style-name="P13" draw:layer="layout" svg:width="4.19cm" svg:height="1.039cm" svg:x="13.219cm" svg:y="10.299cm">
          <draw:text-box>
            <text:p text:style-name="P12"><text:span text:style-name="T3">Other</text:span></text:p>
            <text:p text:style-name="P12"><text:span text:style-name="T3"><text:s text:c="2"/></text:span><text:span text:style-name="T3">clock_cycle:</text:span><text:span text:style-name="T3"><text:tab/></text:span><text:span text:style-name="T3">10 ns</text:span></text:p>
          </draw:text-box>
        </draw:frame>
        <draw:frame draw:style-name="gr2" draw:text-style-name="P15" draw:layer="layout" svg:width="4.402cm" svg:height="3.009cm" svg:x="3.186cm" svg:y="9.514cm">
          <draw:text-box>
            <text:p text:style-name="P14"><text:span text:style-name="T3">Constructor</text:span></text:p>
            <text:p text:style-name="P14"><text:span text:style-name="T3"><text:s text:c="2"/></text:span><text:span text:style-name="T3">apb_addr:</text:span><text:span text:style-name="T3"><text:tab/></text:span><text:span text:style-name="T3">0x0FFF</text:span></text:p>
            <text:p text:style-name="P14"><text:span text:style-name="T3"><text:s text:c="2"/></text:span><text:span text:style-name="T3">apb_mask:</text:span><text:span text:style-name="T3"><text:tab/></text:span><text:span text:style-name="T3">0x0FFF</text:span></text:p>
            <text:p text:style-name="P14"><text:span text:style-name="T3"><text:s text:c="2"/></text:span><text:span text:style-name="T3">apb_bus_id:</text:span><text:span text:style-name="T3"><text:tab/></text:span><text:span text:style-name="T3">0</text:span></text:p>
            <text:p text:style-name="P14"><text:span text:style-name="T3"><text:s text:c="2"/></text:span><text:span text:style-name="T3">apb_irq_id:</text:span><text:span text:style-name="T3"><text:tab/></text:span><text:span text:style-name="T3">0</text:span></text:p>
            <text:p text:style-name="P14"><text:span text:style-name="T3"><text:s text:c="2"/></text:span><text:span text:style-name="T3">ahb_bus_id:</text:span><text:span text:style-name="T3"><text:tab/></text:span><text:span text:style-name="T3">0</text:span></text:p>
            <text:p text:style-name="P14"><text:span text:style-name="T3"><text:s text:c="2"/></text:span><text:span text:style-name="T3">slave_id:</text:span><text:span text:style-name="T3"><text:tab/></text:span><text:span text:style-name="T3">0</text:span></text:p>
          </draw:text-box>
        </draw:frame>
        <draw:frame draw:style-name="gr2" draw:text-style-name="P13" draw:layer="layout" svg:width="4.19cm" svg:height="1.039cm" svg:x="3.186cm" svg:y="12.642cm">
          <draw:text-box>
            <text:p text:style-name="P12"><text:span text:style-name="T3">Other</text:span></text:p>
            <text:p text:style-name="P12"><text:span text:style-name="T3"><text:s text:c="2"/></text:span><text:span text:style-name="T3">clock_cycle:</text:span><text:span text:style-name="T3"><text:tab/></text:span><text:span text:style-name="T3">10 ns</text:span></text:p>
          </draw:text-box>
        </draw:frame>
        <draw:connector draw:style-name="gr8" draw:text-style-name="P1" draw:layer="layout" draw:line-skew="0cm 1.644cm" svg:x1="14.285cm" svg:y1="5.999cm" svg:x2="17.357cm" svg:y2="7.285cm" draw:start-shape="id1" draw:start-glue-point="3" draw:end-shape="id2" draw:end-glue-point="0" svg:d="m14285 5999h-501v858h3573v428">
          <text:p/>
        </draw:connector>
        <draw:connector draw:style-name="gr8" draw:text-style-name="P1" draw:layer="layout" draw:line-skew="-0.5cm" svg:x1="10.143cm" svg:y1="13.428cm" svg:x2="14.285cm" svg:y2="5.142cm" draw:start-shape="id3" draw:start-glue-point="1" draw:end-shape="id4" draw:end-glue-point="3" svg:d="m10143 13428h1571v-8286h2571">
          <text:p/>
        </draw:connector>
        <draw:connector draw:style-name="gr8" draw:text-style-name="P1" draw:layer="layout" svg:x1="10.145cm" svg:y1="9.999cm" svg:x2="10.143cm" svg:y2="7.57cm" draw:start-shape="id5" draw:start-glue-point="1" draw:end-shape="id6" draw:end-glue-point="1" svg:d="m10145 9999h501v-2429h-503">
          <text:p/>
        </draw:connector>
        <draw:connector draw:style-name="gr8" draw:text-style-name="P1" draw:layer="layout" draw:line-skew="0.213cm" svg:x1="10.144cm" svg:y1="11.142cm" svg:x2="10.142cm" svg:y2="6.713cm" draw:start-shape="id7" draw:start-glue-point="1" draw:end-shape="id8" draw:end-glue-point="1" svg:d="m10144 11142h714v-4429h-716">
          <text:p/>
        </draw:connector>
        <draw:connector draw:style-name="gr8" draw:text-style-name="P1" draw:layer="layout" draw:line-skew="0.498cm" svg:x1="10.144cm" svg:y1="12.285cm" svg:x2="10.143cm" svg:y2="5.856cm" draw:start-shape="id9" draw:start-glue-point="1" draw:end-shape="id10" draw:end-glue-point="1" svg:d="m10144 12285h999v-6429h-1000">
          <text:p/>
        </draw:connector>
        <draw:line draw:style-name="gr8" draw:text-style-name="P1" draw:layer="layout" svg:x1="10.143cm" svg:y1="5cm" svg:x2="14.286cm" svg:y2="5cm">
          <text:p/>
        </draw:line>
        <draw:frame draw:style-name="gr2" draw:layer="layout" svg:width="6.111cm" svg:height="0.962cm" svg:x="1.142cm" svg:y="1cm">
          <draw:text-box>
            <text:p>SoCWire_test1.wm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Schröder</meta:initial-creator>
    <meta:creation-date>2012-01-06T15:51:08</meta:creation-date>
    <dc:date>2012-01-16T12:18:07</dc:date>
    <dc:creator>Christian Schröder</dc:creator>
    <meta:editing-duration>PT06H40M53S</meta:editing-duration>
    <meta:editing-cycles>13</meta:editing-cycles>
    <meta:generator>OpenOffice.org/3.2$Unix OpenOffice.org_project/320m18$Build-9502</meta:generator>
    <meta:document-statistic meta:object-count="50"/>
  </office:meta>
</office:document-meta>
</file>